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56b6d" officeooo:paragraph-rsid="00080781" style:font-size-asian="14pt" style:font-weight-asian="bold" style:font-size-complex="14pt" style:font-weight-complex="bold"/>
    </style:style>
    <style:style style:name="P2" style:family="paragraph" style:parent-style-name="Standard">
      <style:text-properties officeooo:rsid="00156b6d" officeooo:paragraph-rsid="00080781"/>
    </style:style>
    <style:style style:name="P3" style:family="paragraph" style:parent-style-name="Standard">
      <style:paragraph-properties fo:text-align="center" style:justify-single-word="false"/>
      <style:text-properties fo:font-size="12pt" fo:font-weight="normal" officeooo:rsid="00156b6d" officeooo:paragraph-rsid="00080781"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officeooo:rsid="00156b6d" officeooo:paragraph-rsid="00080781"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08c5b4" officeooo:paragraph-rsid="0008c5b4" style:font-size-asian="12pt" style:font-weight-asian="bold" style:font-size-complex="12pt" style:font-weight-complex="bold"/>
    </style:style>
    <style:style style:name="T1" style:family="text">
      <style:text-properties officeooo:rsid="00080781"/>
    </style:style>
    <style:style style:name="T2" style:family="text">
      <style:text-properties fo:font-weight="normal" style:font-weight-asian="normal" style:font-weight-complex="normal"/>
    </style:style>
    <style:style style:name="T3" style:family="text">
      <style:text-properties fo:font-weight="normal" officeooo:rsid="00080781" style:font-weight-asian="normal" style:font-weight-complex="normal"/>
    </style:style>
    <style:style style:name="T4" style:family="text">
      <style:text-properties fo:font-weight="normal" officeooo:rsid="0008c5b4" style:font-weight-asian="normal" style:font-weight-complex="normal"/>
    </style:style>
    <style:style style:name="T5" style:family="text">
      <style:text-properties fo:font-weight="normal" officeooo:rsid="000aa0a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e Federal de Santa Catarina</text:p>
      <text:p text:style-name="P2">Disciplina: Paradigmas de Programação</text:p>
      <text:p text:style-name="P2">Aluno: Gustavo Fukushima de Salles – 21250090</text:p>
      <text:p text:style-name="P2"/>
      <text:p text:style-name="P2"/>
      <text:p text:style-name="P1">Relatório do Trabalho <text:span text:style-name="T1">3</text:span></text:p>
      <text:p text:style-name="P3"/>
      <text:p text:style-name="P3"/>
      <text:p text:style-name="P4"><text:span text:style-name="T2">Este trabalho visou modelar e desenvolver um resolvedor para tabuleiros do jogo </text:span><text:span text:style-name="T3">greater-than sudoku, uma variação do sudoku na qual, além de preencher as células de um tabuleiro 9x9 com valores numéricos tais que não haja repetição na linha, na coluna e na região 3x3 às quais uma célula pertence, há símbolos de maior (&gt;) e menor (&lt;) entre células vizinhas em cada grupo; os valores inseridos devem obedecer a essas inequações. </text:span><text:span text:style-name="T4">As entradas foram determinadas previamente, para facilitar a execução.</text:span></text:p>
      <text:p text:style-name="P4"><text:span text:style-name="T3"/></text:p>
      <text:p text:style-name="P5"><text:span text:style-name="T3">A </text:span><text:span text:style-name="T2">programação de restrições é adequada para a resolução de jogos de tabuleiro, uma vez que as regras podem ser facilmente expressadas como predicados em códigos significativamente mais compactos que os algoritmos feitos nos trabalhos anteriores, por exemplo. Boa parte disso se deve ao fato do Prolog já possuir uma implementação própria de backtracking, ao contrário das linguagens de outros paradigmas. Porém, por causa disso, o programador acaba tendo menos controle sobre o processo de resolução, e assim, é necessário verificar se </text:span><text:span text:style-name="T5">as restrições foram modeladas corretamente.</text:span></text:p>
      <text:p text:style-name="P5"><text:span text:style-name="T2"/></text:p>
      <text:p text:style-name="P5"><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9:39:55.519533732</meta:creation-date>
    <dc:date>2022-12-06T21:12:28.784736105</dc:date>
    <meta:editing-duration>PT53S</meta:editing-duration>
    <meta:editing-cycles>1</meta:editing-cycles>
    <meta:document-statistic meta:table-count="0" meta:image-count="0" meta:object-count="0" meta:page-count="1" meta:paragraph-count="6" meta:word-count="187" meta:character-count="1221" meta:non-whitespace-character-count="1039"/>
    <meta:generator>LibreOffice/7.3.7.2$Linux_X86_64 LibreOffice_project/30$Build-2</meta:generator>
  </office:meta>
</office:document-meta>
</file>